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cheout" table:style-name="ta1">
        <table:shapes>
          <draw:frame draw:z-index="0" draw:style-name="gr1" draw:text-style-name="P1" svg:width="30.625cm" svg:height="17.478cm" svg:x="18.518cm" svg:y="1.647cm">
            <draw:object draw:notify-on-update-of-ranges="cacheout.I1:cacheout.I59 cacheout.H1:cacheout.H1 cacheout.H1:cacheout.H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764cm" svg:height="19.462cm" svg:x="58.699cm" svg:y="1.671cm">
            <draw:object draw:notify-on-update-of-ranges="cacheout.AA1:cacheout.AA59 cacheout.Z1:cacheout.Z1 cacheout.Z1:cacheout.Z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.52cm" svg:height="19.869cm" svg:x="18.844cm" svg:y="31.835cm">
            <draw:object draw:notify-on-update-of-ranges="cacheout.I69:cacheout.I127 cacheout.H69:cacheout.H69 cacheout.H69:cacheout.H1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6.503cm" svg:height="21.186cm" svg:x="66.952cm" svg:y="31.91cm">
            <draw:object draw:notify-on-update-of-ranges="cacheout.AD70:cacheout.AD128 cacheout.AA70:cacheout.AA70 cacheout.AA71:cacheout.AA128 cacheout.AB70:cacheout.AB70 cacheout.AB71:cacheout.AB128 cacheout.AC70:cacheout.AC70 cacheout.AC71:cacheout.AC1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6" table:default-cell-style-name="Default"/>
        <table:table-row table:style-name="ro1"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Direct</text:p>
          </table:table-cell>
          <table:table-cell office:value-type="string" calcext:value-type="string">
            <text:p>Size</text:p>
          </table:table-cell>
          <table:table-cell table:number-columns-repeated="16"/>
          <table:table-cell office:value-type="string" calcext:value-type="string">
            <text:p>Back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28" calcext:value-type="float">
            <text:p>122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16" calcext:value-type="float">
            <text:p>211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40" calcext:value-type="float">
            <text:p>3040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376" calcext:value-type="float">
            <text:p>437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48" calcext:value-type="float">
            <text:p>524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96" calcext:value-type="float">
            <text:p>629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52" calcext:value-type="float">
            <text:p>75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60" calcext:value-type="float">
            <text:p>9060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872" calcext:value-type="float">
            <text:p>1087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872" calcext:value-type="float">
            <text:p>10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044" calcext:value-type="float">
            <text:p>1304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3044" calcext:value-type="float">
            <text:p>13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652" calcext:value-type="float">
            <text:p>156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5652" calcext:value-type="float">
            <text:p>15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780" calcext:value-type="float">
            <text:p>18780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8780" calcext:value-type="float">
            <text:p>187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536" calcext:value-type="float">
            <text:p>2253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2536" calcext:value-type="float">
            <text:p>22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040" calcext:value-type="float">
            <text:p>27040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27040" calcext:value-type="float">
            <text:p>27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448" calcext:value-type="float">
            <text:p>3244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32448" calcext:value-type="float">
            <text:p>32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936" calcext:value-type="float">
            <text:p>3893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38936" calcext:value-type="float">
            <text:p>38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720" calcext:value-type="float">
            <text:p>46720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46720" calcext:value-type="float">
            <text:p>46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064" calcext:value-type="float">
            <text:p>5606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56064" calcext:value-type="float">
            <text:p>56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7276" calcext:value-type="float">
            <text:p>6727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67276" calcext:value-type="float">
            <text:p>67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0728" calcext:value-type="float">
            <text:p>8072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80728" calcext:value-type="float">
            <text:p>80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6872" calcext:value-type="float">
            <text:p>9687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96872" calcext:value-type="float">
            <text:p>96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244" calcext:value-type="float">
            <text:p>11624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16244" calcext:value-type="float">
            <text:p>116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9492" calcext:value-type="float">
            <text:p>13949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39492" calcext:value-type="float">
            <text:p>139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7388" calcext:value-type="float">
            <text:p>16738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67388" calcext:value-type="float">
            <text:p>167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0864" calcext:value-type="float">
            <text:p>20086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00864" calcext:value-type="float">
            <text:p>200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41036" calcext:value-type="float">
            <text:p>24103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41036" calcext:value-type="float">
            <text:p>241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89240" calcext:value-type="float">
            <text:p>28924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89240" calcext:value-type="float">
            <text:p>289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47088" calcext:value-type="float">
            <text:p>34708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47088" calcext:value-type="float">
            <text:p>347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16504" calcext:value-type="float">
            <text:p>41650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416504" calcext:value-type="float">
            <text:p>416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99804" calcext:value-type="float">
            <text:p>49980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499804" calcext:value-type="float">
            <text:p>499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99764" calcext:value-type="float">
            <text:p>59976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599764" calcext:value-type="float">
            <text:p>599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19716" calcext:value-type="float">
            <text:p>71971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719716" calcext:value-type="float">
            <text:p>719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63656" calcext:value-type="float">
            <text:p>86365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863656" calcext:value-type="float">
            <text:p>86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36384" calcext:value-type="float">
            <text:p>10363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036384" calcext:value-type="float">
            <text:p>103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43660" calcext:value-type="float">
            <text:p>124366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243660" calcext:value-type="float">
            <text:p>12436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92392" calcext:value-type="float">
            <text:p>149239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492392" calcext:value-type="float">
            <text:p>1492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90868" calcext:value-type="float">
            <text:p>179086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790868" calcext:value-type="float">
            <text:p>1790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49040" calcext:value-type="float">
            <text:p>214904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149040" calcext:value-type="float">
            <text:p>21490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78848" calcext:value-type="float">
            <text:p>257884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578848" calcext:value-type="float">
            <text:p>2578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94616" calcext:value-type="float">
            <text:p>309461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094616" calcext:value-type="float">
            <text:p>3094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13536" calcext:value-type="float">
            <text:p>371353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713536" calcext:value-type="float">
            <text:p>3713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56240" calcext:value-type="float">
            <text:p>445624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4456240" calcext:value-type="float">
            <text:p>4456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347488" calcext:value-type="float">
            <text:p>534748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5347488" calcext:value-type="float">
            <text:p>5347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416984" calcext:value-type="float">
            <text:p>64169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6416984" calcext:value-type="float">
            <text:p>6416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700380" calcext:value-type="float">
            <text:p>770038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7700380" calcext:value-type="float">
            <text:p>77003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240456" calcext:value-type="float">
            <text:p>924045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9240456" calcext:value-type="float">
            <text:p>9240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88544" calcext:value-type="float">
            <text:p>1108854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088544" calcext:value-type="float">
            <text:p>11088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306252" calcext:value-type="float">
            <text:p>1330625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3306252" calcext:value-type="float">
            <text:p>13306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967500" calcext:value-type="float">
            <text:p>159675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5967500" calcext:value-type="float">
            <text:p>15967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161000" calcext:value-type="float">
            <text:p>19161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9161000" calcext:value-type="float">
            <text:p>1916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993200" calcext:value-type="float">
            <text:p>229932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2993200" calcext:value-type="float">
            <text:p>22993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7591840" calcext:value-type="float">
            <text:p>2759184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27591840" calcext:value-type="float">
            <text:p>27591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3110208" calcext:value-type="float">
            <text:p>33110208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3110208" calcext:value-type="float">
            <text:p>33110208</text:p>
          </table:table-cell>
          <table:table-cell table:number-columns-repeated="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Random</text:p>
          </table:table-cell>
          <table:table-cell office:value-type="string" calcext:value-type="string">
            <text:p>Size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17"/>
          <table:table-cell office:value-type="string" calcext:value-type="string">
            <text:p>Direc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228" calcext:value-type="float">
            <text:p>1228</text:p>
          </table:table-cell>
          <table:table-cell table:number-columns-repeated="17"/>
          <table:table-cell table:number-columns-repeated="3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116" calcext:value-type="float">
            <text:p>2116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040" calcext:value-type="float">
            <text:p>3040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376" calcext:value-type="float">
            <text:p>4376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248" calcext:value-type="float">
            <text:p>5248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296" calcext:value-type="float">
            <text:p>6296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552" calcext:value-type="float">
            <text:p>7552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060" calcext:value-type="float">
            <text:p>9060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872" calcext:value-type="float">
            <text:p>10872</text:p>
          </table:table-cell>
          <table:table-cell table:number-columns-repeated="17"/>
          <table:table-cell table:number-columns-repeated="3" office:value-type="float" office:value="8" calcext:value-type="float">
            <text:p>8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3044" calcext:value-type="float">
            <text:p>13044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652" calcext:value-type="float">
            <text:p>15652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044" calcext:value-type="float">
            <text:p>13044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8780" calcext:value-type="float">
            <text:p>18780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652" calcext:value-type="float">
            <text:p>15652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2536" calcext:value-type="float">
            <text:p>22536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780" calcext:value-type="float">
            <text:p>18780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27040" calcext:value-type="float">
            <text:p>27040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36" calcext:value-type="float">
            <text:p>22536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2448" calcext:value-type="float">
            <text:p>32448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040" calcext:value-type="float">
            <text:p>27040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8936" calcext:value-type="float">
            <text:p>38936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2448" calcext:value-type="float">
            <text:p>32448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6720" calcext:value-type="float">
            <text:p>46720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936" calcext:value-type="float">
            <text:p>38936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6064" calcext:value-type="float">
            <text:p>56064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720" calcext:value-type="float">
            <text:p>46720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67276" calcext:value-type="float">
            <text:p>67276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6064" calcext:value-type="float">
            <text:p>56064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0728" calcext:value-type="float">
            <text:p>80728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7276" calcext:value-type="float">
            <text:p>67276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96872" calcext:value-type="float">
            <text:p>96872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728" calcext:value-type="float">
            <text:p>80728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16244" calcext:value-type="float">
            <text:p>116244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6872" calcext:value-type="float">
            <text:p>96872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39492" calcext:value-type="float">
            <text:p>139492</text:p>
          </table:table-cell>
          <table:table-cell table:number-columns-repeated="17"/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6244" calcext:value-type="float">
            <text:p>116244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67388" calcext:value-type="float">
            <text:p>16738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9492" calcext:value-type="float">
            <text:p>139492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00864" calcext:value-type="float">
            <text:p>20086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7388" calcext:value-type="float">
            <text:p>167388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241036" calcext:value-type="float">
            <text:p>24103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0864" calcext:value-type="float">
            <text:p>200864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9240" calcext:value-type="float">
            <text:p>28924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41036" calcext:value-type="float">
            <text:p>241036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347088" calcext:value-type="float">
            <text:p>347088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9240" calcext:value-type="float">
            <text:p>289240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416504" calcext:value-type="float">
            <text:p>41650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47088" calcext:value-type="float">
            <text:p>347088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499804" calcext:value-type="float">
            <text:p>49980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16504" calcext:value-type="float">
            <text:p>416504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599764" calcext:value-type="float">
            <text:p>59976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99804" calcext:value-type="float">
            <text:p>499804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719716" calcext:value-type="float">
            <text:p>71971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99764" calcext:value-type="float">
            <text:p>599764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863656" calcext:value-type="float">
            <text:p>86365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19716" calcext:value-type="float">
            <text:p>719716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036384" calcext:value-type="float">
            <text:p>103638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863656" calcext:value-type="float">
            <text:p>863656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243660" calcext:value-type="float">
            <text:p>124366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036384" calcext:value-type="float">
            <text:p>1036384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492392" calcext:value-type="float">
            <text:p>1492392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43660" calcext:value-type="float">
            <text:p>1243660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790868" calcext:value-type="float">
            <text:p>1790868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492392" calcext:value-type="float">
            <text:p>1492392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2149040" calcext:value-type="float">
            <text:p>214904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90868" calcext:value-type="float">
            <text:p>1790868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2578848" calcext:value-type="float">
            <text:p>2578848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149040" calcext:value-type="float">
            <text:p>2149040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3094616" calcext:value-type="float">
            <text:p>309461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578848" calcext:value-type="float">
            <text:p>2578848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3713536" calcext:value-type="float">
            <text:p>371353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094616" calcext:value-type="float">
            <text:p>3094616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4456240" calcext:value-type="float">
            <text:p>445624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713536" calcext:value-type="float">
            <text:p>3713536</text:p>
          </table:table-cell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5347488" calcext:value-type="float">
            <text:p>5347488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456240" calcext:value-type="float">
            <text:p>4456240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6416984" calcext:value-type="float">
            <text:p>641698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347488" calcext:value-type="float">
            <text:p>5347488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700380" calcext:value-type="float">
            <text:p>770038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6416984" calcext:value-type="float">
            <text:p>6416984</text:p>
          </table:table-cell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9240456" calcext:value-type="float">
            <text:p>9240456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700380" calcext:value-type="float">
            <text:p>7700380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11088544" calcext:value-type="float">
            <text:p>11088544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9240456" calcext:value-type="float">
            <text:p>9240456</text:p>
          </table:table-cell>
        </table:table-row>
        <table:table-row table:style-name="ro1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13306252" calcext:value-type="float">
            <text:p>13306252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088544" calcext:value-type="float">
            <text:p>11088544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15967500" calcext:value-type="float">
            <text:p>1596750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13306252" calcext:value-type="float">
            <text:p>13306252</text:p>
          </table:table-cell>
        </table:table-row>
        <table:table-row table:style-name="ro1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19161000" calcext:value-type="float">
            <text:p>1916100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15967500" calcext:value-type="float">
            <text:p>15967500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22993200" calcext:value-type="float">
            <text:p>2299320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19161000" calcext:value-type="float">
            <text:p>19161000</text:p>
          </table:table-cell>
        </table:table-row>
        <table:table-row table:style-name="ro1">
          <table:table-cell table:number-columns-repeated="7"/>
          <table:table-cell office:value-type="float" office:value="219" calcext:value-type="float">
            <text:p>219</text:p>
          </table:table-cell>
          <table:table-cell office:value-type="float" office:value="27591840" calcext:value-type="float">
            <text:p>27591840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2993200" calcext:value-type="float">
            <text:p>22993200</text:p>
          </table:table-cell>
        </table:table-row>
        <table:table-row table:style-name="ro1">
          <table:table-cell table:number-columns-repeated="7"/>
          <table:table-cell office:value-type="float" office:value="228" calcext:value-type="float">
            <text:p>228</text:p>
          </table:table-cell>
          <table:table-cell office:value-type="float" office:value="33110208" calcext:value-type="float">
            <text:p>33110208</text:p>
          </table:table-cell>
          <table:table-cell table:number-columns-repeated="17"/>
          <table:table-cell table:number-columns-repeated="2"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7591840" calcext:value-type="float">
            <text:p>27591840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33110208" calcext:value-type="float">
            <text:p>33110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6T14:22:44.294843238</dc:date>
    <meta:editing-duration>PT3H7M22S</meta:editing-duration>
    <meta:editing-cycles>2</meta:editing-cycles>
    <meta:generator>LibreOffice/7.3.6.2$Linux_X86_64 LibreOffice_project/30$Build-2</meta:generator>
    <meta:document-statistic meta:table-count="1" meta:cell-count="70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26cm" svg:height="17.479cm" xlink:href=".." xlink:type="simple" chart:class="chart:line" chart:style-name="ch1">
        <chart:title svg:x="13.748cm" svg:y="0.485cm" chart:style-name="ch2">
          <text:p>Прямой обход</text:p>
        </chart:title>
        <chart:legend chart:legend-position="end" svg:x="27.915cm" svg:y="8.34cm" style:legend-expansion="custom" svg:width="2.034cm" svg:height="0.598cm" style:legend-expansion-aspect-ratio="3.40133779264214" chart:style-name="ch3"/>
        <chart:plot-area chart:style-name="ch4" table:cell-range-address="cacheout.H1:cacheout.I59" chart:data-source-has-labels="both" svg:x="3.923cm" svg:y="1.054cm" svg:width="22.654cm" svg:height="15.901cm">
          <chart:coordinate-region svg:x="4.65cm" svg:y="1.254cm" svg:width="21.786cm" svg:height="14.124cm"/>
          <chart:axis chart:dimension="x" chart:name="primary-x" chart:style-name="ch5" chartooo:axis-type="auto">
            <chartooo:date-scale/>
            <chart:title svg:x="13.552cm" svg:y="16.919cm" chart:style-name="ch6">
              <text:p>Рамер массива (байт)</text:p>
            </chart:title>
            <chart:categories table:cell-range-address="cacheout.I1:cacheout.I59"/>
          </chart:axis>
          <chart:axis chart:dimension="y" chart:name="primary-y" chart:style-name="ch5">
            <chart:title svg:x="2.751cm" svg:y="10.622cm" chart:style-name="ch7">
              <text:p>Время (число тактов)</text:p>
            </chart:title>
            <chart:grid chart:style-name="ch8" chart:class="major"/>
          </chart:axis>
          <chart:series chart:style-name="ch9" chart:values-cell-range-address="cacheout.H1:cacheout.H59" chart:label-cell-address="cacheout.H1:cacheout.H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</text:p>
                <draw:g>
                  <svg:desc>cacheout.H1:cacheou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cacheout.I1:cacheout.I59</svg:desc>
                </draw:g>
              </table:table-cell>
              <table:table-cell office:value-type="float" office:value="NaN">
                <text:p>NaN</text:p>
                <draw:g>
                  <svg:desc>cacheout.H1:cacheout.H5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76">
                <text:p>4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96">
                <text:p>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72">
                <text:p>10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44">
                <text:p>130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652">
                <text:p>156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536">
                <text:p>22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448">
                <text:p>324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936">
                <text:p>38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064">
                <text:p>560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276">
                <text:p>67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728">
                <text:p>80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872">
                <text:p>96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244">
                <text:p>116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9492">
                <text:p>139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7388">
                <text:p>167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864">
                <text:p>2008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1036">
                <text:p>241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9240">
                <text:p>289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7088">
                <text:p>3470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6504">
                <text:p>4165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9804">
                <text:p>499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9764">
                <text:p>599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9716">
                <text:p>719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63656">
                <text:p>863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6384">
                <text:p>1036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43660">
                <text:p>1243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92392">
                <text:p>14923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90868">
                <text:p>1790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49040">
                <text:p>2149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78848">
                <text:p>25788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94616">
                <text:p>30946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13536">
                <text:p>3713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56240">
                <text:p>4456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47488">
                <text:p>53474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16984">
                <text:p>6416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0380">
                <text:p>77003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40456">
                <text:p>92404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088544">
                <text:p>110885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306252">
                <text:p>13306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967500">
                <text:p>15967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161000">
                <text:p>19161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993200">
                <text:p>22993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591840">
                <text:p>27591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110208">
                <text:p>3311020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65cm" svg:height="19.463cm" xlink:href=".." xlink:type="simple" chart:class="chart:line" chart:style-name="ch1">
        <chart:legend chart:legend-position="end" svg:x="27.627cm" svg:y="9.432cm" style:legend-expansion="high" chart:style-name="ch2"/>
        <chart:plot-area chart:style-name="ch3" table:cell-range-address="cacheout.Z1:cacheout.AA59" chart:data-source-has-labels="both" svg:x="0.595cm" svg:y="0.389cm" svg:width="26.437cm" svg:height="18.685cm">
          <chart:coordinate-region svg:x="1.322cm" svg:y="0.588cm" svg:width="25.569cm" svg:height="16.907cm"/>
          <chart:axis chart:dimension="x" chart:name="primary-x" chart:style-name="ch4" chartooo:axis-type="auto">
            <chartooo:date-scale/>
            <chart:categories table:cell-range-address="cacheout.AA1:cacheout.A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cheout.Z1:cacheout.Z59" chart:label-cell-address="cacheout.Z1:cacheout.Z1" chart:class="chart:line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</text:p>
                <draw:g>
                  <svg:desc>cacheout.Z1:cacheout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cacheout.AA1:cacheout.AA59</svg:desc>
                </draw:g>
              </table:table-cell>
              <table:table-cell office:value-type="float" office:value="NaN">
                <text:p>NaN</text:p>
                <draw:g>
                  <svg:desc>cacheout.Z1:cacheout.Z5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76">
                <text:p>4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96">
                <text:p>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72">
                <text:p>10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44">
                <text:p>130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652">
                <text:p>156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536">
                <text:p>22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448">
                <text:p>324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8936">
                <text:p>38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064">
                <text:p>560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276">
                <text:p>67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728">
                <text:p>80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872">
                <text:p>96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244">
                <text:p>116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9492">
                <text:p>1394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7388">
                <text:p>167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864">
                <text:p>2008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1036">
                <text:p>241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9240">
                <text:p>289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7088">
                <text:p>3470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6504">
                <text:p>4165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9804">
                <text:p>499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9764">
                <text:p>599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9716">
                <text:p>7197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63656">
                <text:p>863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6384">
                <text:p>1036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43660">
                <text:p>1243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92392">
                <text:p>14923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90868">
                <text:p>1790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49040">
                <text:p>2149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78848">
                <text:p>25788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94616">
                <text:p>30946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13536">
                <text:p>3713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56240">
                <text:p>4456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47488">
                <text:p>53474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16984">
                <text:p>6416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0380">
                <text:p>77003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40456">
                <text:p>92404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088544">
                <text:p>110885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306252">
                <text:p>13306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967500">
                <text:p>15967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161000">
                <text:p>19161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993200">
                <text:p>22993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591840">
                <text:p>27591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110208">
                <text:p>3311020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21cm" svg:height="19.87cm" xlink:href=".." xlink:type="simple" chart:class="chart:line" chart:style-name="ch1">
        <chart:legend chart:legend-position="end" svg:x="25.907cm" svg:y="9.636cm" style:legend-expansion="high" chart:style-name="ch2"/>
        <chart:plot-area chart:style-name="ch3" table:cell-range-address="cacheout.H69:cacheout.I127" chart:data-source-has-labels="both" svg:x="0.57cm" svg:y="0.397cm" svg:width="24.767cm" svg:height="19.076cm">
          <chart:coordinate-region svg:x="1.377cm" svg:y="0.596cm" svg:width="23.82cm" svg:height="17.299cm"/>
          <chart:axis chart:dimension="x" chart:name="primary-x" chart:style-name="ch4" chartooo:axis-type="auto">
            <chartooo:date-scale/>
            <chart:categories table:cell-range-address="cacheout.I69:cacheout.I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cheout.H69:cacheout.H127" chart:label-cell-address="cacheout.H69:cacheout.H69" chart:class="chart:line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cacheout.H69:cacheout.H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cacheout.I69:cacheout.I127</svg:desc>
                </draw:g>
              </table:table-cell>
              <table:table-cell office:value-type="float" office:value="NaN">
                <text:p>NaN</text:p>
                <draw:g>
                  <svg:desc>cacheout.H69:cacheout.H12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76">
                <text:p>4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96">
                <text:p>6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72">
                <text:p>10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44">
                <text:p>130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652">
                <text:p>15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36">
                <text:p>225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448">
                <text:p>324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936">
                <text:p>389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064">
                <text:p>560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276">
                <text:p>67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0728">
                <text:p>807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872">
                <text:p>96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244">
                <text:p>1162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9492">
                <text:p>1394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7388">
                <text:p>1673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64">
                <text:p>200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1036">
                <text:p>2410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9240">
                <text:p>289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7088">
                <text:p>3470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6504">
                <text:p>416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9804">
                <text:p>4998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99764">
                <text:p>5997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19716">
                <text:p>7197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656">
                <text:p>8636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36384">
                <text:p>1036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43660">
                <text:p>12436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92392">
                <text:p>14923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90868">
                <text:p>17908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149040">
                <text:p>21490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78848">
                <text:p>25788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094616">
                <text:p>30946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713536">
                <text:p>37135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56240">
                <text:p>44562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347488">
                <text:p>53474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416984">
                <text:p>64169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00380">
                <text:p>7700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40456">
                <text:p>92404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088544">
                <text:p>110885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306252">
                <text:p>133062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5967500">
                <text:p>159675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9161000">
                <text:p>191610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2993200">
                <text:p>22993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7591840">
                <text:p>275918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3110208">
                <text:p>3311020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21.187cm" xlink:href=".." xlink:type="simple" chart:class="chart:line" chart:column-mapping="0 1" chart:style-name="ch1">
        <chart:legend chart:legend-position="end" svg:x="33.89cm" svg:y="9.796cm" style:legend-expansion="high" chart:style-name="ch2"/>
        <chart:plot-area chart:style-name="ch3" table:cell-range-address="cacheout.AA70:cacheout.AD128" chart:data-source-has-labels="both" svg:x="0.73cm" svg:y="0.423cm" svg:width="32.43cm" svg:height="20.341cm">
          <chart:coordinate-region svg:x="1.537cm" svg:y="0.622cm" svg:width="31.623cm" svg:height="18.564cm"/>
          <chart:axis chart:dimension="x" chart:name="primary-x" chart:style-name="ch4" chartooo:axis-type="auto">
            <chartooo:date-scale/>
            <chart:categories table:cell-range-address="cacheout.AD70:cacheout.AD1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cheout.AA71:cacheout.AA128" chart:label-cell-address="cacheout.AA70:cacheout.AA70" chart:class="chart:line">
            <chart:data-point chart:repeated="58"/>
          </chart:series>
          <chart:series chart:style-name="ch7" chart:values-cell-range-address="cacheout.AB71:cacheout.AB128" chart:label-cell-address="cacheout.AB70:cacheout.AB70" chart:class="chart:line">
            <chart:data-point chart:repeated="58"/>
          </chart:series>
          <chart:series chart:style-name="ch8" chart:values-cell-range-address="cacheout.AC71:cacheout.AC128" chart:label-cell-address="cacheout.AC70:cacheout.AC70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</text:p>
                <draw:g>
                  <svg:desc>cacheout.AA70:cacheout.AA70</svg:desc>
                </draw:g>
              </table:table-cell>
              <table:table-cell office:value-type="string">
                <text:p>Back</text:p>
                <draw:g>
                  <svg:desc>cacheout.AB70:cacheout.AB70</svg:desc>
                </draw:g>
              </table:table-cell>
              <table:table-cell office:value-type="string">
                <text:p>Random</text:p>
                <draw:g>
                  <svg:desc>cacheout.AC70:cacheout.A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cacheout.AD70:cacheout.AD128</svg:desc>
                </draw:g>
              </table:table-cell>
              <table:table-cell office:value-type="float" office:value="9">
                <text:p>9</text:p>
                <draw:g>
                  <svg:desc>cacheout.AA71:cacheout.AA128</svg:desc>
                </draw:g>
              </table:table-cell>
              <table:table-cell office:value-type="float" office:value="9">
                <text:p>9</text:p>
                <draw:g>
                  <svg:desc>cacheout.AB71:cacheout.AB128</svg:desc>
                </draw:g>
              </table:table-cell>
              <table:table-cell office:value-type="float" office:value="9">
                <text:p>9</text:p>
                <draw:g>
                  <svg:desc>cacheout.AC71:cacheout.AC12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76">
                <text:p>437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96">
                <text:p>629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872">
                <text:p>1087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044">
                <text:p>1304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652">
                <text:p>1565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36">
                <text:p>225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448">
                <text:p>324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936">
                <text:p>3893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064">
                <text:p>5606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276">
                <text:p>6727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0728">
                <text:p>807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872">
                <text:p>9687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244">
                <text:p>11624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9492">
                <text:p>13949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7388">
                <text:p>1673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864">
                <text:p>20086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1036">
                <text:p>2410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9240">
                <text:p>2892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7088">
                <text:p>3470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6504">
                <text:p>41650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99804">
                <text:p>49980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99764">
                <text:p>59976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19716">
                <text:p>7197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63656">
                <text:p>86365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36384">
                <text:p>103638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43660">
                <text:p>124366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92392">
                <text:p>149239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90868">
                <text:p>179086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149040">
                <text:p>21490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78848">
                <text:p>257884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094616">
                <text:p>30946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713536">
                <text:p>37135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56240">
                <text:p>44562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347488">
                <text:p>53474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6416984">
                <text:p>641698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00380">
                <text:p>770038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240456">
                <text:p>924045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088544">
                <text:p>1108854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3306252">
                <text:p>1330625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5967500">
                <text:p>159675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9161000">
                <text:p>19161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993200">
                <text:p>229932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7591840">
                <text:p>275918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